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2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3cm" svg:x="17.5cm" svg:y="39.865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2cm" svg:x="25cm" svg:y="49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5cm" svg:x="56.5cm" svg:y="66.377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81cm" svg:x="29cm" svg:y="86.814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81cm" svg:x="44cm" svg:y="79.575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81cm" svg:x="69cm" svg:y="46.399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2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2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2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2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2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2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2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2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2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2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2" draw:text-style-name="P1" draw:layer="layout" draw:type="curve" svg:x1="21.498cm" svg:y1="73cm" svg:x2="49.498cm" svg:y2="79.576cm" draw:start-shape="id11" draw:start-glue-point="8" draw:end-shape="id12" draw:end-glue-point="4" svg:d="m21498 73000c0 4930 28000 1643 28000 6576">
          <text:p/>
        </draw:connector>
        <draw:connector draw:style-name="gr42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2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2" draw:text-style-name="P1" draw:layer="layout" draw:type="curve" draw:line-skew="0cm 1.293cm" svg:x1="34cm" svg:y1="81.499cm" svg:x2="32.44cm" svg:y2="87.382cm" draw:start-shape="id15" draw:start-glue-point="10" draw:end-shape="id13" draw:end-glue-point="5" svg:d="m34000 81499c825 0 687 2463 92 3575s-1652 873-1652 2308">
          <text:p/>
        </draw:connector>
        <draw:connector draw:style-name="gr42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2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2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2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3" draw:text-style-name="P1" draw:layer="layout" draw:type="curve" svg:x1="62.748cm" svg:y1="73.5cm" svg:x2="49.498cm" svg:y2="79.576cm" draw:start-shape="id10" draw:start-glue-point="8" draw:end-shape="id12" draw:end-glue-point="4" svg:d="m62748 73500c0 4555-13250 1518-13250 6076">
          <text:p/>
        </draw:connector>
        <draw:connector draw:style-name="gr42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8:49:11</dc:date>
    <meta:editing-duration>PT47H59M07S</meta:editing-duration>
    <meta:editing-cycles>30</meta:editing-cycles>
    <meta:generator>OpenOffice.org/3.1$Unix OpenOffice.org_project/310m19$Build-9420</meta:generator>
    <dc:creator>Kjetil Kjernsmo</dc:creator>
    <meta:printed-by>Kjetil Kjernsmo</meta:printed-by>
    <meta:print-date>2012-05-18T18:20:30</meta:print-date>
    <meta:document-statistic meta:object-count="70"/>
  </office:meta>
</office:document-meta>
</file>